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solid" draw:fill-color="#00ff00" draw:textarea-horizontal-align="left" draw:auto-grow-height="true" draw:auto-grow-width="true" fo:min-height="0.277cm" fo:min-width="5.19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.091cm" fo:min-width="1.568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800080" draw:textarea-horizontal-align="center" draw:textarea-vertical-align="middle"/>
    </style:style>
    <style:style style:name="gr9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dash" draw:stroke-dash="Ultrafine_20_Dashed" svg:stroke-width="0.051cm" svg:stroke-color="#ff0000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3.23cm"/>
    </style:style>
    <style:style style:name="gr1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55cm" svg:y1="8.585cm" svg:x2="11.055cm" svg:y2="14.3cm">
          <text:p/>
        </draw:line>
        <draw:frame draw:style-name="gr2" draw:text-style-name="P2" draw:layer="layout" svg:width="7.004cm" svg:height="0.806cm" svg:x="3.166cm" svg:y="2.27cm">
          <draw:text-box>
            <text:p><text:span text:style-name="T1">1/0/0/0/andreav/INT/develop</text:span></text:p>
          </draw:text-box>
        </draw:frame>
        <draw:frame draw:style-name="gr2" draw:text-style-name="P2" draw:layer="layout" svg:width="6.568cm" svg:height="0.806cm" svg:x="4.366cm" svg:y="3.17cm">
          <draw:text-box>
            <text:p><text:span text:style-name="T1">1/0/0/0/andreav/INT/stable</text:span></text:p>
          </draw:text-box>
        </draw:frame>
        <draw:line draw:style-name="gr3" draw:text-style-name="P1" draw:layer="layout" svg:x1="5.171cm" svg:y1="4.24cm" svg:x2="5.171cm" svg:y2="10.59cm">
          <text:p/>
        </draw:line>
        <draw:custom-shape draw:style-name="gr4" draw:text-style-name="P1" xml:id="id2" draw:id="id2" draw:layer="layout" svg:width="0.426cm" svg:height="0.439cm" svg:x="4.971cm" svg:y="5.7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9.273cm" svg:height="0.806cm" svg:x="5.506cm" svg:y="4.975cm">
          <draw:text-box>
            <text:p><text:span text:style-name="T1">1/0/0/0/andreav/INT/stable/LIV/Drop.B</text:span></text:p>
          </draw:text-box>
        </draw:frame>
        <draw:custom-shape draw:style-name="gr4" draw:text-style-name="P1" xml:id="id1" draw:id="id1" draw:layer="layout" svg:width="0.426cm" svg:height="0.439cm" svg:x="3.571cm" svg:y="5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0.426cm" svg:height="0.439cm" svg:x="3.571cm" svg:y="6.6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997cm" svg:y1="5.227cm" svg:x2="4.971cm" svg:y2="5.926cm" draw:start-shape="id1" draw:start-glue-point="10" draw:end-shape="id2" draw:end-glue-point="6" svg:d="m3997 5227 974 699">
          <text:p/>
        </draw:connector>
        <draw:connector draw:style-name="gr6" draw:text-style-name="P1" draw:layer="layout" draw:type="line" svg:x1="5.033cm" svg:y1="6.081cm" svg:x2="3.935cm" svg:y2="6.671cm" draw:start-shape="id2" draw:start-glue-point="7" draw:end-shape="id3" draw:end-glue-point="11" svg:d="m5033 6081-1098 590">
          <text:p/>
        </draw:connector>
        <draw:frame draw:style-name="gr2" draw:text-style-name="P2" draw:layer="layout" svg:width="8.931cm" svg:height="0.806cm" svg:x="10.525cm" svg:y="7.35cm">
          <draw:text-box>
            <text:p><text:span text:style-name="T1">1/0/0/0/andreav/</text:span><text:span text:style-name="T2">INT/feature_develop</text:span></text:p>
          </draw:text-box>
        </draw:frame>
        <draw:frame draw:style-name="gr2" draw:text-style-name="P2" draw:layer="layout" svg:width="8.495cm" svg:height="0.806cm" svg:x="13.46cm" svg:y="8.449cm">
          <draw:text-box>
            <text:p><text:span text:style-name="T1">1/0/0/0/andreav/</text:span><text:span text:style-name="T2">INT/feature_stable</text:span></text:p>
          </draw:text-box>
        </draw:frame>
        <draw:connector draw:style-name="gr6" draw:text-style-name="P1" draw:layer="layout" draw:type="line" svg:x1="5.335cm" svg:y1="6.081cm" svg:x2="10.967cm" svg:y2="8.576cm" draw:start-shape="id2" draw:start-glue-point="9" draw:end-shape="id4" draw:end-glue-point="5" svg:d="m5335 6081 5632 2495">
          <text:p/>
        </draw:connector>
        <draw:custom-shape draw:style-name="gr7" draw:text-style-name="P1" xml:id="id5" draw:id="id5" draw:layer="layout" svg:width="0.426cm" svg:height="0.439cm" svg:x="13.005cm" svg:y="12.0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1.115cm" svg:height="0.806cm" svg:x="13.64cm" svg:y="11.78cm">
          <draw:text-box>
            <text:p><text:span text:style-name="T1">1/0/0/0/andreav/INT/feature_stable/LIV/Drop.0</text:span></text:p>
          </draw:text-box>
        </draw:frame>
        <draw:custom-shape draw:style-name="gr4" draw:text-style-name="P1" xml:id="id4" draw:id="id4" draw:layer="layout" svg:width="0.426cm" svg:height="0.439cm" svg:x="10.90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0.426cm" svg:height="0.439cm" svg:x="10.905cm" svg:y="12.9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3.067cm" svg:y1="12.386cm" svg:x2="11.269cm" svg:y2="12.976cm" draw:start-shape="id5" draw:start-glue-point="7" draw:end-shape="id6" draw:end-glue-point="11" svg:d="m13067 12386-1798 590">
          <text:p/>
        </draw:connector>
        <draw:custom-shape draw:style-name="gr4" draw:text-style-name="P1" xml:id="id7" draw:id="id7" draw:layer="layout" svg:width="0.426cm" svg:height="0.439cm" svg:x="10.908cm" svg:y="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0.426cm" svg:height="0.439cm" svg:x="10.008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0.439cm" svg:height="0.379cm" svg:x="10.881cm" svg:y="11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97cm" svg:y1="9.795cm" svg:x2="10.372cm" svg:y2="10.329cm" draw:start-shape="id7" draw:start-glue-point="7" draw:end-shape="id8" draw:end-glue-point="11" svg:d="m10970 9795-598 534">
          <text:p/>
        </draw:connector>
        <draw:connector draw:style-name="gr6" draw:text-style-name="P1" draw:layer="layout" draw:type="line" svg:x1="10.372cm" svg:y1="10.64cm" svg:x2="10.945cm" svg:y2="11.236cm" draw:start-shape="id8" draw:start-glue-point="9" draw:end-shape="id9" draw:end-glue-point="5" svg:d="m10372 10640 573 596">
          <text:p/>
        </draw:connector>
        <draw:connector draw:style-name="gr6" draw:text-style-name="P1" draw:layer="layout" draw:type="line" svg:x1="11.256cm" svg:y1="11.505cm" svg:x2="13.067cm" svg:y2="12.075cm" draw:start-shape="id9" draw:start-glue-point="9" draw:end-shape="id5" draw:end-glue-point="5" svg:d="m11256 11505 1811 570">
          <text:p/>
        </draw:connector>
        <draw:line draw:style-name="gr3" draw:text-style-name="P1" draw:layer="layout" svg:x1="11.26cm" svg:y1="8.72cm" svg:x2="13.265cm" svg:y2="9.355cm">
          <text:p/>
        </draw:line>
        <draw:line draw:style-name="gr8" draw:text-style-name="P1" draw:layer="layout" svg:x1="13.251cm" svg:y1="9.42cm" svg:x2="13.251cm" svg:y2="11.96cm">
          <text:p/>
        </draw:line>
        <draw:line draw:style-name="gr3" draw:text-style-name="P1" draw:layer="layout" svg:x1="3.801cm" svg:y1="3.605cm" svg:x2="3.801cm" svg:y2="18.845cm">
          <text:p/>
        </draw:line>
        <draw:custom-shape draw:style-name="gr4" draw:text-style-name="P1" xml:id="id10" draw:id="id10" draw:layer="layout" svg:width="0.426cm" svg:height="0.439cm" svg:x="3.549cm" svg:y="7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1" draw:id="id11" draw:layer="layout" svg:width="0.426cm" svg:height="0.439cm" svg:x="2.649cm" svg:y="8.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3" draw:id="id13" draw:layer="layout" svg:width="0.439cm" svg:height="0.379cm" svg:x="3.522cm" svg:y="10.8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611cm" svg:y1="8.09cm" svg:x2="3.013cm" svg:y2="8.624cm" draw:start-shape="id10" draw:start-glue-point="7" draw:end-shape="id11" draw:end-glue-point="11" svg:d="m3611 8090-598 534">
          <text:p/>
        </draw:connector>
        <draw:custom-shape draw:style-name="gr4" draw:text-style-name="P1" xml:id="id12" draw:id="id12" draw:layer="layout" svg:width="0.426cm" svg:height="0.439cm" svg:x="2.649cm" svg:y="9.9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013cm" svg:y1="10.336cm" svg:x2="3.586cm" svg:y2="10.931cm" draw:start-shape="id12" draw:start-glue-point="9" draw:end-shape="id13" draw:end-glue-point="5" svg:d="m3013 10336 573 595">
          <text:p/>
        </draw:connector>
        <draw:connector draw:style-name="gr6" draw:text-style-name="P1" draw:layer="layout" draw:type="line" svg:x1="2.862cm" svg:y1="8.999cm" svg:x2="2.862cm" svg:y2="9.961cm" draw:start-shape="id11" draw:start-glue-point="8" draw:end-shape="id12" draw:end-glue-point="4" svg:d="m2862 8999v962">
          <text:p/>
        </draw:connector>
        <draw:custom-shape draw:style-name="gr7" draw:text-style-name="P1" xml:id="id14" draw:id="id14" draw:layer="layout" svg:width="0.426cm" svg:height="0.439cm" svg:x="10.905cm" svg:y="14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3.897cm" svg:y1="11.2cm" svg:x2="10.905cm" svg:y2="14.233cm" draw:start-shape="id13" draw:start-glue-point="9" draw:end-shape="id14" draw:end-glue-point="6" svg:d="m3897 11200 7008 3033">
          <text:p/>
        </draw:connector>
        <draw:custom-shape draw:style-name="gr4" draw:text-style-name="P1" xml:id="id15" draw:id="id15" draw:layer="layout" svg:width="0.439cm" svg:height="0.379cm" svg:x="3.523cm" svg:y="17.0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10.905cm" svg:y1="14.233cm" svg:x2="3.962cm" svg:y2="17.267cm" draw:start-shape="id14" draw:start-glue-point="6" draw:end-shape="id15" draw:end-glue-point="10" svg:d="m10905 14233-6943 3034">
          <text:p/>
        </draw:connector>
        <draw:custom-shape draw:style-name="gr9" draw:text-style-name="P1" draw:layer="layout" svg:width="4.25cm" svg:height="8.89cm" svg:x="9.45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7.665cm" svg:height="0.962cm" svg:x="16.225cm" svg:y="10.055cm">
          <draw:text-box>
            <text:p text:style-name="P3"><text:span text:style-name="T3">Feature develop history</text:span></text:p>
          </draw:text-box>
        </draw:frame>
        <draw:line draw:style-name="gr11" draw:text-style-name="P1" draw:layer="layout" svg:x1="16.24cm" svg:y1="10.525cm" svg:x2="13.665cm" svg:y2="10.725cm">
          <text:p/>
        </draw:line>
        <draw:frame draw:style-name="gr12" draw:text-style-name="P3" draw:layer="layout" svg:width="13.73cm" svg:height="3.095cm" svg:x="11.235cm" svg:y="16.567cm">
          <draw:text-box>
            <text:p text:style-name="P3"><text:span text:style-name="T3">Before integrating feature, must</text:span></text:p>
            <text:p text:style-name="P3"><text:span text:style-name="T3">merge on INT/develop HEAD.</text:span></text:p>
            <text:p text:style-name="P3"><text:span text:style-name="T3">This is done automatically if integration </text:span></text:p>
            <text:p text:style-name="P3"><text:span text:style-name="T3">branch is changed before merging/pushing</text:span></text:p>
          </draw:text-box>
        </draw:frame>
        <draw:line draw:style-name="gr13" draw:text-style-name="P1" draw:layer="layout" svg:x1="13.065cm" svg:y1="16.24cm" svg:x2="11.595cm" svg:y2="14.535cm">
          <text:p/>
        </draw:line>
        <draw:frame draw:style-name="gr10" draw:text-style-name="P3" draw:layer="layout" svg:width="9.392cm" svg:height="0.962cm" svg:x="14.468cm" svg:y="14.008cm">
          <draw:text-box>
            <text:p><text:span text:style-name="T3">Stable versions of the feature</text:span></text:p>
          </draw:text-box>
        </draw:frame>
        <draw:line draw:style-name="gr13" draw:text-style-name="P1" draw:layer="layout" svg:x1="14.335cm" svg:y1="14.435cm" svg:x2="14.335cm" svg:y2="12.53cm">
          <text:p/>
        </draw:line>
        <draw:frame draw:style-name="gr10" draw:text-style-name="P4" draw:layer="layout" svg:width="8.85cm" svg:height="0.962cm" svg:x="12.982cm" svg:y="3.213cm">
          <draw:text-box>
            <text:p text:style-name="P4"><text:span text:style-name="T4">Repository evolves by its own</text:span></text:p>
          </draw:text-box>
        </draw:frame>
        <draw:line draw:style-name="gr6" draw:text-style-name="P1" draw:layer="layout" svg:x1="13.065cm" svg:y1="4.175cm" svg:x2="7.3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0.697cm" fo:margin-left="1cm" fo:margin-right="1.446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vallea </meta:initial-creator>
    <meta:creation-date>2012-02-07T17:51:14</meta:creation-date>
    <dc:date>2012-02-07T18:19:15</dc:date>
    <dc:creator>vallea </dc:creator>
    <meta:editing-duration>PT28M1S</meta:editing-duration>
    <meta:editing-cycles>8</meta:editing-cycles>
    <meta:generator>LibreOffice/3.3$Linux LibreOffice_project/330m19$Build-301</meta:generator>
    <meta:document-statistic meta:object-count="47"/>
  </office:meta>
</office:document-meta>
</file>